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f47" officeooo:paragraph-rsid="0008ef4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ef47" officeooo:paragraph-rsid="0008ef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ef47" officeooo:paragraph-rsid="0008ef4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ef47" officeooo:paragraph-rsid="0008ef47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8ef47" officeooo:paragraph-rsid="0008ef4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ef47" officeooo:paragraph-rsid="0008ef47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08ef47" officeooo:paragraph-rsid="0008ef47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08ef47" officeooo:paragraph-rsid="0008ef47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officeooo:rsid="0008ef47" officeooo:paragraph-rsid="0008ef47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officeooo:rsid="000acb4a" officeooo:paragraph-rsid="000acb4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8ef47" officeooo:paragraph-rsid="0008ef4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acb4a" officeooo:paragraph-rsid="000acb4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8ef47" officeooo:paragraph-rsid="0008ef47"/>
    </style:style>
    <style:style style:name="P14" style:family="paragraph" style:parent-style-name="Text_20_body" style:list-style-name="L2">
      <style:paragraph-properties fo:text-align="start" style:justify-single-word="false"/>
      <style:text-properties fo:font-weight="normal" officeooo:rsid="0008ef47" officeooo:paragraph-rsid="0008ef4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ease Plan</text:p>
      <text:p text:style-name="P1">LazyLectureBot (AI/ML)</text:p>
      <text:p text:style-name="P1">Release 1.1.2</text:p>
      <text:p text:style-name="P1">06/03/16</text:p>
      <text:p text:style-name="P3"/>
      <text:p text:style-name="P3">High Level Goals:</text:p>
      <text:list xml:id="list3956731029002877315" text:style-name="L1">
        <text:list-item>
          <text:p text:style-name="P5">Video Pipeline: process video from upload to transcripts to display</text:p>
        </text:list-item>
        <text:list-item>
          <text:p text:style-name="P5">User login/signup with profile page</text:p>
        </text:list-item>
        <text:list-item>
          <text:p text:style-name="P5">Video Playback</text:p>
        </text:list-item>
        <text:list-item>
          <text:p text:style-name="P5">Video Searching</text:p>
        </text:list-item>
        <text:list-item>
          <text:p text:style-name="P5">Video Utterance Searching: Search the pieces of transcript from an individual video</text:p>
        </text:list-item>
      </text:list>
      <text:p text:style-name="P4"/>
      <text:p text:style-name="P3">User Stories for Release:</text:p>
      <text:list xml:id="list8140723479490780809" text:style-name="L2">
        <text:list-item>
          <text:p text:style-name="P7">Sprint1:</text:p>
          <text:list>
            <text:list-item>
              <text:p text:style-name="P7">As a developer, I would like a unified project structure to organize code and interfaces (3.5 story points).</text:p>
            </text:list-item>
            <text:list-item>
              <text:p text:style-name="P7">As a user, I would like to retrieve a text transcript of a video’s content because it will allow me to scan the video with ease (13 story points).<text:tab/></text:p>
            </text:list-item>
            <text:list-item>
              <text:p text:style-name="P7">As a user, I would like a web interface that allows me log in, upload recorded videos, view video transcripts, and replay them (8 story points).</text:p>
            </text:list-item>
          </text:list>
        </text:list-item>
        <text:list-item>
          <text:p text:style-name="P7">Sprint2:</text:p>
          <text:list>
            <text:list-item>
              <text:p text:style-name="P14">As a user, I would like my video to process asynchronously, so that I can close the page after the upload is done and come back later (13 story points).</text:p>
            </text:list-item>
            <text:list-item>
              <text:p text:style-name="P7">As a user, I would like to watch my video playback in sync with the text transcript, so I can easily follow along (5 story points).</text:p>
            </text:list-item>
            <text:list-item>
              <text:p text:style-name="P7">As a user, I would like more UI feedback when things like uploading are happening, so that I can tell how the progress is going (5 story points).</text:p>
            </text:list-item>
            <text:list-item>
              <text:p text:style-name="P7">As a user, I would like to click text search results to seek to the corresponding video location (3 story points).</text:p>
            </text:list-item>
            <text:list-item>
              <text:p text:style-name="P14">As a user, I would like to see brief text summaries of long videos, so that I can easily tell what the video is about (3 story points).</text:p>
            </text:list-item>
          </text:list>
        </text:list-item>
        <text:list-item>
          <text:p text:style-name="P14">Sprint3:</text:p>
          <text:list>
            <text:list-item>
              <text:p text:style-name="P7">As a user, I would like to search for videos that may be relevant to my current class, so that I can find other perspectives from other instructors (8 story points).</text:p>
            </text:list-item>
            <text:list-item>
              <text:p text:style-name="P7">As a user, I would like to search within a video's transcript for relevant sections because it will make finding the content I am looking for within a video easier (13 story points).</text:p>
            </text:list-item>
            <text:list-item>
              <text:p text:style-name="P7">As a developer, I would like a better UI because the current UI is hard to use, and various pieces of information are missing, such as thumbnails (8 story points). </text:p>
            </text:list-item>
          </text:list>
        </text:list-item>
      </text:list>
      <text:p text:style-name="P4"/>
      <text:p text:style-name="P3">Product Backlog:</text:p>
      <text:list xml:id="list4897102581104011920" text:style-name="L3">
        <text:list-item>
          <text:p text:style-name="P8">Transcript Correction: As a user, I would like to be able to correct transcripts, so that other users do not see the same errors.</text:p>
        </text:list-item>
        <text:list-item>
          <text:p text:style-name="P8">Text Summarization: As a user, I would like to get a summary of the video based on the transcript, so I can decide if it is relevant more easily.</text:p>
          <text:list>
            <text:list-item>
              <text:p text:style-name="P8">Developer Note: This was implemented as functionality, but never pushed into the UI. It uses TextRank to select top ranked sentences to make a summary.</text:p>
            </text:list-item>
          </text:list>
        </text:list-item>
      </text:list>
      <text:p text:style-name="P4"/>
      <text:p text:style-name="P3"/>
      <text:p text:style-name="P3"><text:soft-page-break/>Project Presentation:</text:p>
      <text:list xml:id="list4399998558139753628" text:style-name="L4">
        <text:list-item>
          <text:p text:style-name="P9">Presentation is in the final project presentation submission folder. </text:p>
        </text:list-item>
      </text:list>
      <text:p text:style-name="P4"/>
      <text:p text:style-name="P12">Release on GitHub:</text:p>
      <text:list xml:id="list1177160833700470304" text:style-name="L5">
        <text:list-item>
          <text:p text:style-name="P10"><text:a xlink:type="simple" xlink:href="https://github.com/briancecker/cmps115/releases/tag/v1.1.2" text:style-name="Internet_20_link" text:visited-style-name="Visited_20_Internet_20_Link">https://github.com/briancecker/cmps115/releases/tag/v1.1.2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4:05:20.804806629</meta:creation-date>
    <dc:date>2016-06-03T14:19:44.214924130</dc:date>
    <meta:editing-duration>PT13M4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2" meta:paragraph-count="33" meta:word-count="467" meta:character-count="2553" meta:non-whitespace-character-count="2140"/>
  </office:meta>
</office:document-meta>
</file>